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724cm" fo:min-width="3.09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48cm" fo:min-width="0.0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7cm" fo:min-width="2.1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7cm" fo:min-width="2.1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8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4.751cm" svg:y1="22.303cm" svg:x2="3.464cm" svg:y2="21.857cm">
            <text:p/>
          </draw:line>
          <draw:line draw:style-name="gr1" draw:text-style-name="P1" draw:layer="layout" svg:x1="5.923cm" svg:y1="20.493cm" svg:x2="3.469cm" svg:y2="21.863cm">
            <text:p/>
          </draw:line>
          <draw:line draw:style-name="gr1" draw:text-style-name="P1" draw:layer="layout" svg:x1="5.9cm" svg:y1="18.218cm" svg:x2="3.276cm" svg:y2="17.275cm">
            <text:p/>
          </draw:line>
          <draw:line draw:style-name="gr1" draw:text-style-name="P1" draw:layer="layout" svg:x1="5.985cm" svg:y1="20.544cm" svg:x2="3.361cm" svg:y2="19.601cm">
            <text:p/>
          </draw:line>
          <draw:line draw:style-name="gr1" draw:text-style-name="P1" draw:layer="layout" svg:x1="5.88cm" svg:y1="18.172cm" svg:x2="3.426cm" svg:y2="19.542cm">
            <text:p/>
          </draw:line>
          <draw:line draw:style-name="gr1" draw:text-style-name="P1" draw:layer="layout" svg:x1="5.713cm" svg:y1="15.878cm" svg:x2="3.259cm" svg:y2="17.248cm">
            <text:p/>
          </draw:line>
          <draw:line draw:style-name="gr1" draw:text-style-name="P1" draw:layer="layout" svg:x1="5.586cm" svg:y1="15.912cm" svg:x2="4.299cm" svg:y2="15.466cm">
            <text:p/>
          </draw:line>
        </draw:g>
        <draw:custom-shape draw:style-name="gr2" draw:text-style-name="P2" xml:id="id5" draw:id="id5" draw:layer="layout" svg:width="7.187cm" svg:height="5.922cm" draw:transform="skewX (0.000174532925199433) rotate (-1.5688764646177) translate (12.986cm 3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line draw:style-name="gr1" draw:text-style-name="P1" draw:layer="layout" svg:x1="16.79cm" svg:y1="13.656cm" svg:x2="16.335cm" svg:y2="14.941cm">
            <text:p/>
          </draw:line>
          <draw:line draw:style-name="gr1" draw:text-style-name="P1" draw:layer="layout" svg:x1="14.988cm" svg:y1="12.475cm" svg:x2="16.341cm" svg:y2="14.938cm">
            <text:p/>
          </draw:line>
          <draw:line draw:style-name="gr1" draw:text-style-name="P1" draw:layer="layout" svg:x1="12.715cm" svg:y1="12.481cm" svg:x2="11.753cm" svg:y2="15.098cm">
            <text:p/>
          </draw:line>
          <draw:line draw:style-name="gr1" draw:text-style-name="P1" draw:layer="layout" svg:x1="15.041cm" svg:y1="12.411cm" svg:x2="14.079cm" svg:y2="15.028cm">
            <text:p/>
          </draw:line>
          <draw:line draw:style-name="gr1" draw:text-style-name="P1" draw:layer="layout" svg:x1="12.667cm" svg:y1="12.5cm" svg:x2="14.02cm" svg:y2="14.963cm">
            <text:p/>
          </draw:line>
          <draw:line draw:style-name="gr1" draw:text-style-name="P1" draw:layer="layout" svg:x1="10.373cm" svg:y1="12.652cm" svg:x2="11.726cm" svg:y2="15.115cm">
            <text:p/>
          </draw:line>
          <draw:line draw:style-name="gr1" draw:text-style-name="P1" draw:layer="layout" svg:x1="10.405cm" svg:y1="12.777cm" svg:x2="9.95cm" svg:y2="14.062cm">
            <text:p/>
          </draw:line>
        </draw:g>
        <draw:line draw:style-name="gr3" draw:text-style-name="P3" xml:id="id1" draw:id="id1" draw:layer="layout" svg:x1="7.065cm" svg:y1="9.405cm" svg:x2="4.528cm" svg:y2="9.407cm">
          <text:p/>
        </draw:line>
        <draw:connector draw:style-name="gr4" draw:text-style-name="P2" xml:id="id4" draw:id="id4" draw:layer="layout" svg:x1="4.528cm" svg:y1="9.406cm" svg:x2="9.95cm" svg:y2="13.763cm" draw:start-shape="id1" draw:start-glue-point="3" draw:end-shape="id2" draw:end-glue-point="3" svg:d="M4528 9406v4357h5422" svg:viewBox="0 0 5423 4358">
          <text:p/>
        </draw:connector>
        <draw:line draw:style-name="gr3" draw:text-style-name="P3" draw:layer="layout" svg:x1="16.789cm" svg:y1="13.846cm" svg:x2="16.789cm" svg:y2="7.504cm">
          <text:p/>
        </draw:line>
        <draw:connector draw:style-name="gr4" draw:text-style-name="P2" draw:layer="layout" svg:x1="4.621cm" svg:y1="15.466cm" svg:x2="4.528cm" svg:y2="13.763cm" draw:start-shape="id3" draw:start-glue-point="0" draw:end-shape="id4" draw:end-glue-point="0" svg:d="M4621 15466v-876h-93v-827" svg:viewBox="0 0 94 1704">
          <text:p/>
        </draw:connector>
        <draw:line draw:style-name="gr3" draw:text-style-name="P3" draw:layer="layout" svg:x1="4.739cm" svg:y1="22.303cm" svg:x2="4.739cm" svg:y2="25.051cm">
          <text:p/>
        </draw:line>
        <draw:custom-shape draw:style-name="gr5" draw:text-style-name="P2" xml:id="id6" draw:id="id6" draw:layer="layout" svg:width="0.846cm" svg:height="0.846cm" svg:x="16.154cm" svg:y="7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628cm" svg:height="5.497cm" svg:x="1.9cm" svg:y="14.481cm">
          <draw:text-box draw:corner-radius="0.505cm">
            <text:p><text:span text:style-name="T1">R</text:span><text:span text:style-name="T2">4</text:span></text:p>
          </draw:text-box>
        </draw:frame>
        <draw:frame draw:style-name="gr7" draw:text-style-name="P4" draw:layer="layout" svg:width="2.627cm" svg:height="5.497cm" svg:x="12.561cm" svg:y="11.098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4.652cm" svg:height="7.081cm" svg:x="7.164cm" svg:y="4.539cm">
          <draw:text-box>
            <text:p/>
            <text:p>+</text:p>
            <text:p/>
            <text:p/>
            <text:p/>
            <text:p/>
            <text:p>-</text:p>
          </draw:text-box>
        </draw:frame>
        <draw:line draw:style-name="gr3" draw:text-style-name="P3" draw:layer="layout" svg:x1="7.1cm" svg:y1="5.548cm" svg:x2="4cm" svg:y2="5.548cm">
          <text:p/>
        </draw:line>
        <draw:connector draw:style-name="gr4" draw:text-style-name="P2" draw:layer="layout" svg:x1="12.993cm" svg:y1="7.492cm" svg:x2="16.154cm" svg:y2="7.505cm" draw:start-shape="id5" draw:start-glue-point="4" draw:end-shape="id6" draw:end-glue-point="6" svg:d="M12993 7492h1581v13h1580" svg:viewBox="0 0 3162 14">
          <text:p/>
        </draw:connector>
        <draw:g>
          <draw:line draw:style-name="gr1" draw:text-style-name="P1" draw:layer="layout" svg:x1="5.769cm" svg:y1="25.613cm" svg:x2="3.6cm" svg:y2="25.627cm">
            <text:p/>
          </draw:line>
          <draw:line draw:style-name="gr1" draw:text-style-name="P1" draw:layer="layout" svg:x1="5.77cm" svg:y1="25.605cm" svg:x2="3.601cm" svg:y2="25.619cm">
            <text:p/>
          </draw:line>
          <draw:line draw:style-name="gr1" draw:text-style-name="P1" draw:layer="layout" svg:x1="4.192cm" svg:y1="25.927cm" svg:x2="5.27cm" svg:y2="25.927cm">
            <text:p/>
          </draw:line>
          <draw:line draw:style-name="gr1" draw:text-style-name="P1" draw:layer="layout" svg:x1="4.483cm" svg:y1="26.196cm" svg:x2="5.001cm" svg:y2="26.196cm">
            <text:p/>
          </draw:line>
          <draw:line draw:style-name="gr1" draw:text-style-name="P1" draw:layer="layout" svg:x1="4.713cm" svg:y1="25.594cm" svg:x2="4.722cm" svg:y2="24.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42:23.966850756</meta:creation-date>
    <dc:date>2021-06-03T15:46:22.746786511</dc:date>
    <meta:editing-duration>PT3M59S</meta:editing-duration>
    <meta:editing-cycles>1</meta:editing-cycles>
    <meta:document-statistic meta:object-count="34"/>
    <meta:generator>LibreOffice/6.4.6.2$Linux_X86_64 LibreOffice_project/40$Build-2</meta:generator>
  </office:meta>
</office:document-meta>
</file>